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795cm" svg:height="1.27cm" svg:x="7.35cm" svg:y="6.08cm">
          <text:p text:style-name="P1">Role: link in chain / list</text:p>
        </draw:rect>
        <draw:rect draw:style-name="gr1" draw:text-style-name="P1" draw:layer="layout" svg:width="10.795cm" svg:height="7.62cm" svg:x="7.985cm" svg:y="7.35cm">
          <text:p text:style-name="P1">Int Priority</text:p>
          <text:p text:style-name="P1">getNext()</text:p>
          <text:p text:style-name="P1">getPrevious()</text:p>
          <text:p text:style-name="P1">getLastToday()</text:p>
          <text:p text:style-name="P1">- useful for insertion</text:p>
          <text:p text:style-name="P1"/>
          <text:p text:style-name="P1">* always order by date, priority</text:p>
        </draw:rect>
        <draw:frame draw:style-name="gr2" draw:layer="layout" svg:width="13.335cm" svg:height="1.52cm" svg:x="7.985cm" svg:y="1.635cm">
          <draw:text-box>
            <text:p>Stockentry Class Diagram</text:p>
          </draw:text-box>
        </draw:frame>
        <draw:rect draw:style-name="gr1" draw:text-style-name="P1" draw:layer="layout" svg:width="10.795cm" svg:height="1.27cm" svg:x="7.35cm" svg:y="2.905cm">
          <text:p text:style-name="P1">Role: child object</text:p>
        </draw:rect>
        <draw:rect draw:style-name="gr1" draw:text-style-name="P1" draw:layer="layout" svg:width="10.16cm" svg:height="1.905cm" svg:x="7.985cm" svg:y="4.175cm">
          <text:p text:style-name="P1">stock_id</text:p>
          <text:p text:style-name="P1">getStock()</text:p>
        </draw:rect>
        <draw:rect draw:style-name="gr1" draw:text-style-name="P1" draw:layer="layout" svg:width="10.795cm" svg:height="1.27cm" svg:x="7.35cm" svg:y="14.97cm">
          <text:p text:style-name="P1">Role: data storage</text:p>
        </draw:rect>
        <draw:rect draw:style-name="gr1" draw:text-style-name="P1" draw:layer="layout" svg:width="10.16cm" svg:height="3.175cm" svg:x="7.985cm" svg:y="16.24cm">
          <text:p text:style-name="P1">Date</text:p>
          <text:p text:style-name="P1">Qty</text:p>
          <text:p text:style-name="P1">Bal</text:p>
          <text:p text:style-name="P1"/>
        </draw:rect>
        <draw:rect draw:style-name="gr1" draw:text-style-name="P1" draw:layer="layout" svg:width="8.255cm" svg:height="7.62cm" svg:x="18.145cm" svg:y="7.35cm">
          <text:p text:style-name="P1">delete()</text:p>
          <text:p text:style-name="P1">insert()</text:p>
          <text:p text:style-name="P1">- insert at end of today</text:p>
          <text:p text:style-name="P1">- use getLastToday()</text:p>
          <text:p text:style-name="P1"/>
          <text:p text:style-name="P1">* responsibility:</text:p>
          <text:p text:style-name="P1">Maintain data integrity of </text:p>
          <text:p text:style-name="P1">Order of priority </text:p>
          <text:p text:style-name="P1">and balance</text:p>
        </draw:rect>
        <draw:rect draw:style-name="gr1" draw:text-style-name="P1" draw:layer="layout" svg:width="5.08cm" svg:height="14.605cm" svg:x="1.635cm" svg:y="4.175cm">
          <text:p text:style-name="P1">Summary:</text:p>
          <text:p text:style-name="P1">Int stock_id</text:p>
          <text:p text:style-name="P1">Int priority</text:p>
          <text:p text:style-name="P1">Date date</text:p>
          <text:p text:style-name="P1">Decimal qty</text:p>
          <text:p text:style-name="P1">Decimal bal</text:p>
          <text:p text:style-name="P1"/>
          <text:p text:style-name="P1">GetStock()</text:p>
          <text:p text:style-name="P1">Getnext</text:p>
          <text:p text:style-name="P1">Getprevious</text:p>
          <text:p text:style-name="P1">Getlasttoday</text:p>
          <text:p text:style-name="P1">Delete</text:p>
          <text:p text:style-name="P1">Insert</text:p>
          <text:p text:style-name="P1"/>
        </draw:rect>
      </draw:page>
      <draw:page draw:name="page2" draw:style-name="dp1" draw:master-page-name="Default">
        <draw:frame draw:style-name="gr2" draw:layer="layout" svg:width="13.335cm" svg:height="1.52cm" svg:x="7.986cm" svg:y="1.635cm">
          <draw:text-box>
            <text:p>Sample Data</text:p>
          </draw:text-box>
        </draw:frame>
        <draw:rect draw:style-name="gr1" draw:text-style-name="P2" draw:layer="layout" svg:width="1.905cm" svg:height="5.715cm" svg:x="4.175cm" svg:y="4.175cm">
          <text:p text:style-name="P2">id</text:p>
          <text:p text:style-name="P2">1</text:p>
          <text:p text:style-name="P2">2</text:p>
          <text:p text:style-name="P2">3</text:p>
          <text:p text:style-name="P2">4</text:p>
          <text:p text:style-name="P2">5</text:p>
        </draw:rect>
        <draw:rect draw:style-name="gr1" draw:text-style-name="P2" draw:layer="layout" svg:width="1.905cm" svg:height="5.715cm" svg:x="18.78cm" svg:y="4.175cm">
          <text:p text:style-name="P2">Qty</text:p>
          <text:p text:style-name="P2">1</text:p>
          <text:p text:style-name="P2">2</text:p>
          <text:p text:style-name="P2">3</text:p>
          <text:p text:style-name="P2">2</text:p>
          <text:p text:style-name="P2">3</text:p>
        </draw:rect>
        <draw:rect draw:style-name="gr1" draw:text-style-name="P2" draw:layer="layout" svg:width="3.81cm" svg:height="5.715cm" svg:x="14.97cm" svg:y="4.175cm">
          <text:p text:style-name="P2">Date</text:p>
          <text:p text:style-name="P2">Jan 1</text:p>
          <text:p text:style-name="P2">Jan 1</text:p>
          <text:p text:style-name="P2">Jan 2</text:p>
          <text:p text:style-name="P2">Jan 2</text:p>
          <text:p text:style-name="P2">Jan 3</text:p>
        </draw:rect>
        <draw:rect draw:style-name="gr1" draw:text-style-name="P2" draw:layer="layout" svg:width="5.715cm" svg:height="5.715cm" svg:x="9.255cm" svg:y="4.175cm">
          <text:p text:style-name="P2">Priority</text:p>
          <text:p text:style-name="P2">1</text:p>
          <text:p text:style-name="P2">2</text:p>
          <text:p text:style-name="P2">1</text:p>
          <text:p text:style-name="P2">2</text:p>
          <text:p text:style-name="P2">1</text:p>
        </draw:rect>
        <draw:rect draw:style-name="gr1" draw:text-style-name="P2" draw:layer="layout" svg:width="3.175cm" svg:height="5.715cm" svg:x="6.08cm" svg:y="4.175cm">
          <text:p text:style-name="P2">stock_id</text:p>
          <text:p text:style-name="P2">1</text:p>
          <text:p text:style-name="P2">1</text:p>
          <text:p text:style-name="P2">1</text:p>
          <text:p text:style-name="P2">1</text:p>
          <text:p text:style-name="P2">1</text:p>
        </draw:rect>
        <draw:rect draw:style-name="gr1" draw:text-style-name="P2" draw:layer="layout" svg:width="1.905cm" svg:height="5.715cm" svg:x="20.685cm" svg:y="4.175cm">
          <text:p text:style-name="P2">Bal</text:p>
          <text:p text:style-name="P2">1</text:p>
          <text:p text:style-name="P2">3</text:p>
          <text:p text:style-name="P2">6</text:p>
          <text:p text:style-name="P2">8</text:p>
          <text:p text:style-name="P2">11</text:p>
        </draw:rect>
        <draw:frame draw:style-name="gr2" draw:layer="layout" svg:width="13.335cm" svg:height="1.52cm" svg:x="7.986cm" svg:y="10.525cm">
          <draw:text-box>
            <text:p>Sample process: insert: January 2</text:p>
          </draw:text-box>
        </draw:frame>
        <draw:rect draw:style-name="gr1" draw:text-style-name="P2" draw:layer="layout" svg:width="1.905cm" svg:height="5.715cm" svg:x="4.175cm" svg:y="13.065cm">
          <text:p text:style-name="P2">id</text:p>
          <text:p text:style-name="P2">1</text:p>
          <text:p text:style-name="P2">2</text:p>
          <text:p text:style-name="P2">3</text:p>
          <text:p text:style-name="P2">4</text:p>
          <text:p text:style-name="P2">6</text:p>
          <text:p text:style-name="P2">5</text:p>
        </draw:rect>
        <draw:rect draw:style-name="gr1" draw:text-style-name="P2" draw:layer="layout" svg:width="1.905cm" svg:height="5.715cm" svg:x="18.78cm" svg:y="13.065cm">
          <text:p text:style-name="P2">Qty</text:p>
          <text:p text:style-name="P2">1</text:p>
          <text:p text:style-name="P2">2</text:p>
          <text:p text:style-name="P2">3</text:p>
          <text:p text:style-name="P2">2</text:p>
          <text:p text:style-name="P2">-2</text:p>
          <text:p text:style-name="P2">3</text:p>
        </draw:rect>
        <draw:rect draw:style-name="gr1" draw:text-style-name="P2" draw:layer="layout" svg:width="3.81cm" svg:height="5.715cm" svg:x="14.97cm" svg:y="13.065cm">
          <text:p text:style-name="P2">Date</text:p>
          <text:p text:style-name="P2">Jan 1</text:p>
          <text:p text:style-name="P2">Jan 1</text:p>
          <text:p text:style-name="P2">Jan 2</text:p>
          <text:p text:style-name="P2">Jan 2</text:p>
          <text:p text:style-name="P2">Jan 2</text:p>
          <text:p text:style-name="P2">Jan 3</text:p>
        </draw:rect>
        <draw:rect draw:style-name="gr1" draw:text-style-name="P2" draw:layer="layout" svg:width="5.715cm" svg:height="5.715cm" svg:x="9.255cm" svg:y="13.065cm">
          <text:p text:style-name="P2">Priority</text:p>
          <text:p text:style-name="P2">1</text:p>
          <text:p text:style-name="P2">2</text:p>
          <text:p text:style-name="P2">1</text:p>
          <text:p text:style-name="P2">2</text:p>
          <text:p text:style-name="P2">3</text:p>
          <text:p text:style-name="P2">1</text:p>
        </draw:rect>
        <draw:rect draw:style-name="gr1" draw:text-style-name="P2" draw:layer="layout" svg:width="3.175cm" svg:height="5.715cm" svg:x="6.08cm" svg:y="13.065cm">
          <text:p text:style-name="P2">stock_id</text:p>
          <text:p text:style-name="P2">1</text:p>
          <text:p text:style-name="P2">1</text:p>
          <text:p text:style-name="P2">1</text:p>
          <text:p text:style-name="P2">1</text:p>
          <text:p text:style-name="P2">1</text:p>
          <text:p text:style-name="P2">1</text:p>
        </draw:rect>
        <draw:rect draw:style-name="gr1" draw:text-style-name="P2" draw:layer="layout" svg:width="1.905cm" svg:height="5.715cm" svg:x="20.685cm" svg:y="13.065cm">
          <text:p text:style-name="P2">Bal</text:p>
          <text:p text:style-name="P2">1</text:p>
          <text:p text:style-name="P2">3</text:p>
          <text:p text:style-name="P2">6</text:p>
          <text:p text:style-name="P2">8</text:p>
          <text:p text:style-name="P2">6</text:p>
          <text:p text:style-name="P2">9</text:p>
        </draw:rect>
        <draw:line draw:style-name="gr3" draw:text-style-name="P2" draw:layer="layout" svg:x1="25.13cm" svg:y1="16.14cm" svg:x2="22.59cm" svg:y2="16.14cm">
          <text:p/>
        </draw:line>
        <draw:rect draw:style-name="gr1" draw:text-style-name="P2" draw:layer="layout" svg:width="3.81cm" svg:height="1.27cm" svg:x="2.905cm" svg:y="2.905cm">
          <text:p text:style-name="P2">Stockentry</text:p>
        </draw:rect>
        <draw:rect draw:style-name="gr1" draw:text-style-name="P2" draw:layer="layout" svg:width="3.81cm" svg:height="1.27cm" svg:x="2.905cm" svg:y="11.795cm">
          <text:p text:style-name="P2">Stockentry</text:p>
        </draw:rect>
      </draw:page>
      <draw:page draw:name="page3" draw:style-name="dp1" draw:master-page-name="Default">
        <draw:rect draw:style-name="gr1" draw:text-style-name="P1" draw:layer="layout" svg:width="19.685cm" svg:height="9.525cm" svg:x="2.905cm" svg:y="3.54cm">
          <text:p text:style-name="P1">Functions</text:p>
          <text:p text:style-name="P1">GetStock: doctrine query</text:p>
          <text:p text:style-name="P1">GetNext(): doctrine query, order by date &amp; priority, limit 1</text:p>
          <text:p text:style-name="P1">Returns null on fail</text:p>
          <text:p text:style-name="P1">GetPrevious(): doctrine query, order by date &amp; priority, limit 1</text:p>
          <text:p text:style-name="P1">Returns null on fail</text:p>
          <text:p text:style-name="P1">GetLastToday() doctrine query, order by date &amp; priority, limit 1</text:p>
          <text:p text:style-name="P1">Insert() - getlasttoday, create new, priority= lasttodaypriority+1</text:p>
          <text:p text:style-name="P1">- getStock()-&gt;calc(newstockentry)</text:p>
          <text:p text:style-name="P1">Delete() - getprevious, if does not exist, getnext</text:p>
          <text:p text:style-name="P1">- getStock()-&gt;calc(previousstockentry)</text:p>
          <text:p text:style-name="P1"/>
          <text:p text:style-name="P1"/>
        </draw:rect>
        <draw:rect draw:style-name="gr1" draw:text-style-name="P2" draw:layer="layout" svg:width="19.685cm" svg:height="3.81cm" svg:x="2.905cm" svg:y="14.335cm">
          <text:p text:style-name="P2">Use cases:</text:p>
          <text:p text:style-name="P2">Action: delete stock entry</text:p>
          <text:p text:style-name="P2"/>
          <text:p text:style-name="P2">Stock: new stock entry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1-01-04T13:31:46.46</dc:date>
    <dc:creator>Jasper Tomas</dc:creator>
    <meta:editing-duration>PT09H02M13S</meta:editing-duration>
    <meta:editing-cycles>86</meta:editing-cycles>
    <meta:generator>OpenOffice.org/3.2$Win32 OpenOffice.org_project/320m18$Build-9502</meta:generator>
    <meta:document-statistic meta:object-count="28"/>
  </office:meta>
</office:document-meta>
</file>